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3.0134in"/>
    </style:style>
    <style:style style:name="co5" style:family="table-column">
      <style:table-column-properties fo:break-before="auto" style:column-width="1.6673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1.333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fo:wrap-option="no-wrap"/>
      <style:text-properties fo:color="#000000" fo:font-weight="normal"/>
    </style:style>
    <style:style style:name="ce4" style:family="table-cell" style:parent-style-name="Default" style:data-style-name="N108"/>
    <style:style style:name="ce5" style:family="table-cell" style:parent-style-name="Default" style:data-style-name="N107"/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Parts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</table:table-row>
        <table:table-row table:style-name="ro2">
          <table:table-cell office:value-type="string">
            <text:p>C1-C7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formula="oooc:=[.E2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12">
            <text:p>£0.0120</text:p>
          </table:table-cell>
          <table:table-cell table:formula="oooc:=[.K2]*[.J2]" office:value-type="currency" office:currency="GBP" office:value="1.68">
            <text:p>£1.6800</text:p>
          </table:table-cell>
        </table:table-row>
        <table:table-row table:style-name="ro2">
          <table:table-cell office:value-type="string">
            <text:p>C8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formula="oooc:=[.E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7">
            <text:p>£0.0370</text:p>
          </table:table-cell>
          <table:table-cell table:formula="oooc:=[.K3]*[.J3]" office:value-type="currency" office:currency="GBP" office:value="0.74">
            <text:p>£0.7400</text:p>
          </table:table-cell>
        </table:table-row>
        <table:table-row table:style-name="ro2">
          <table:table-cell office:value-type="string">
            <text:p>CON1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formula="oooc:=[.E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K4]*[.J4]" office:value-type="currency" office:currency="GBP" office:value="5.4">
            <text:p>£5.4000</text:p>
          </table:table-cell>
        </table:table-row>
        <table:table-row table:style-name="ro2">
          <table:table-cell office:value-type="string">
            <text:p>CON3-5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formula="oooc:=[.E5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currency" office:currency="GBP" office:value="0.191">
            <text:p>£0.1910</text:p>
          </table:table-cell>
          <table:table-cell table:formula="oooc:=[.K5]*[.J5]" office:value-type="currency" office:currency="GBP" office:value="11.46">
            <text:p>£11.4600</text:p>
          </table:table-cell>
        </table:table-row>
        <table:table-row table:style-name="ro2">
          <table:table-cell office:value-type="string">
            <text:p>CON2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formula="oooc:=[.E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1">
            <text:p>£0.3100</text:p>
          </table:table-cell>
          <table:table-cell table:formula="oooc:=[.K6]*[.J6]" office:value-type="currency" office:currency="GBP" office:value="6.2">
            <text:p>£6.2000</text:p>
          </table:table-cell>
        </table:table-row>
        <table:table-row table:style-name="ro2">
          <table:table-cell office:value-type="string">
            <text:p>CON6-7</text:p>
          </table:table-cell>
          <table:table-cell office:value-type="string">
            <text:p>Lumberg</text:p>
          </table:table-cell>
          <table:table-cell/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 table:formula="oooc:=[.E7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29">
            <text:p>£0.2900</text:p>
          </table:table-cell>
          <table:table-cell table:formula="oooc:=[.K7]*[.J7]" office:value-type="currency" office:currency="GBP" office:value="11.6">
            <text:p>£11.6000</text:p>
          </table:table-cell>
        </table:table-row>
        <table:table-row table:style-name="ro2">
          <table:table-cell office:value-type="string">
            <text:p>CON8-9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3" office:value-type="float" office:value="4215590">
            <text:p>4215590</text:p>
          </table:table-cell>
          <table:table-cell table:formula="oooc:=[.E8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62">
            <text:p>£0.0620</text:p>
          </table:table-cell>
          <table:table-cell table:formula="oooc:=[.K8]*[.J8]" office:value-type="currency" office:currency="GBP" office:value="2.48">
            <text:p>£2.4800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TI</text:p>
          </table:table-cell>
          <table:table-cell office:value-type="string">
            <text:p>MSP430F2234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table:formula="oooc:=[.E9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currency" office:currency="GBP" office:value="2.81">
            <text:p>£2.8100</text:p>
          </table:table-cell>
          <table:table-cell table:formula="oooc:=[.K9]*[.J9]" office:value-type="currency" office:currency="GBP" office:value="56.2">
            <text:p>£56.2000</text:p>
          </table:table-cell>
        </table:table-row>
        <table:table-row table:style-name="ro2">
          <table:table-cell office:value-type="string">
            <text:p>IC2-5</text:p>
          </table:table-cell>
          <table:table-cell/>
          <table:table-cell table:style-name="ce2" office:value-type="float" office:value="74153">
            <text:p>74153</text:p>
          </table:table-cell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formula="oooc:=[.E10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5" table:formula="oooc:=[.K10]*[.J10]" office:value-type="currency" office:currency="GBP" office:value="10.4">
            <text:p>£10.40</text:p>
          </table:table-cell>
        </table:table-row>
        <table:table-row table:style-name="ro1"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table:formula="oooc:=[.E11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office:value-type="currency" office:currency="GBP" office:value="0.75">
            <text:p>£0.7500</text:p>
          </table:table-cell>
          <table:table-cell table:formula="oooc:=[.K11]*[.J11]" office:value-type="currency" office:currency="GBP" office:value="18.75">
            <text:p>£18.7500</text:p>
          </table:table-cell>
        </table:table-row>
        <table:table-row table:style-name="ro2">
          <table:table-cell office:value-type="string">
            <text:p>JP1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formula="oooc:=[.E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formula="oooc:=[.K12]*[.J12]" office:value-type="currency" office:currency="GBP" office:value="2.1">
            <text:p>£2.1000</text:p>
          </table:table-cell>
        </table:table-row>
        <table:table-row table:style-name="ro2">
          <table:table-cell office:value-type="string">
            <text:p>LED2-8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formula="oooc:=[.E13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95">
            <text:p>£0.0950</text:p>
          </table:table-cell>
          <table:table-cell table:formula="oooc:=[.K13]*[.J13]" office:value-type="currency" office:currency="GBP" office:value="13.3">
            <text:p>£13.3000</text:p>
          </table:table-cell>
        </table:table-row>
        <table:table-row table:style-name="ro2">
          <table:table-cell office:value-type="string">
            <text:p>Q1-4</text:p>
          </table:table-cell>
          <table:table-cell/>
          <table:table-cell office:value-type="string">
            <text:p>2N7002</text:p>
          </table:table-cell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table:formula="oooc:=[.E14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currency" office:currency="GBP" office:value="0.049">
            <text:p>£0.0490</text:p>
          </table:table-cell>
          <table:table-cell table:formula="oooc:=[.K14]*[.J14]" office:value-type="currency" office:currency="GBP" office:value="3.92">
            <text:p>£3.9200</text:p>
          </table:table-cell>
        </table:table-row>
        <table:table-row table:style-name="ro2">
          <table:table-cell office:value-type="string">
            <text:p>Q5-Q8</text:p>
          </table:table-cell>
          <table:table-cell/>
          <table:table-cell office:value-type="string">
            <text:p>FDD8882</text:p>
          </table:table-cell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table:formula="oooc:=[.E15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currency" office:currency="GBP" office:value="0.24">
            <text:p>£0.2400</text:p>
          </table:table-cell>
          <table:table-cell table:formula="oooc:=[.K15]*[.J15]" office:value-type="currency" office:currency="GBP" office:value="19.2">
            <text:p>£19.2000</text:p>
          </table:table-cell>
        </table:table-row>
        <table:table-row table:style-name="ro2">
          <table:table-cell office:value-type="string">
            <text:p>Q13-Q16</text:p>
          </table:table-cell>
          <table:table-cell/>
          <table:table-cell office:value-type="string">
            <text:p>NDS8435A</text:p>
          </table:table-cell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table:formula="oooc:=[.E16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0.53">
            <text:p>£0.5300</text:p>
          </table:table-cell>
          <table:table-cell table:formula="oooc:=[.K16]*[.J16]" office:value-type="currency" office:currency="GBP" office:value="53">
            <text:p>£53.0000</text:p>
          </table:table-cell>
        </table:table-row>
        <table:table-row table:style-name="ro2">
          <table:table-cell office:value-type="string">
            <text:p>R1-2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formula="oooc:=[.E1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195">
            <text:p>£0.1950</text:p>
          </table:table-cell>
          <table:table-cell table:formula="oooc:=[.K17]*[.J17]" office:value-type="currency" office:currency="GBP" office:value="9.75">
            <text:p>£9.7500</text:p>
          </table:table-cell>
        </table:table-row>
        <table:table-row table:style-name="ro2">
          <table:table-cell office:value-type="string">
            <text:p>R3-6,R8-9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formula="oooc:=[.E18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currency" office:currency="GBP" office:value="0.021">
            <text:p>£0.0210</text:p>
          </table:table-cell>
          <table:table-cell table:formula="oooc:=[.K18]*[.J18]" office:value-type="currency" office:currency="GBP" office:value="2.52">
            <text:p>£2.5200</text:p>
          </table:table-cell>
        </table:table-row>
        <table:table-row table:style-name="ro2">
          <table:table-cell office:value-type="string">
            <text:p>R11-12,R19-20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formula="oooc:=[.E1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currency" office:currency="GBP" office:value="0.021">
            <text:p>£0.0210</text:p>
          </table:table-cell>
          <table:table-cell table:formula="oooc:=[.K19]*[.J19]" office:value-type="currency" office:currency="GBP" office:value="1.68">
            <text:p>£1.6800</text:p>
          </table:table-cell>
        </table:table-row>
        <table:table-row table:style-name="ro2">
          <table:table-cell office:value-type="string">
            <text:p>R10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formula="oooc:=[.E20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021">
            <text:p>£0.0210</text:p>
          </table:table-cell>
          <table:table-cell table:formula="oooc:=[.K20]*[.J20]" office:value-type="currency" office:currency="GBP" office:value="1.05">
            <text:p>£1.0500</text:p>
          </table:table-cell>
        </table:table-row>
        <table:table-row table:style-name="ro2">
          <table:table-cell office:value-type="string">
            <text:p>R7,R13-18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formula="oooc:=[.E21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currency" office:currency="GBP" office:value="0.021">
            <text:p>£0.0210</text:p>
          </table:table-cell>
          <table:table-cell table:formula="oooc:=[.K21]*[.J21]" office:value-type="currency" office:currency="GBP" office:value="2.94">
            <text:p>£2.9400</text:p>
          </table:table-cell>
        </table:table-row>
        <table:table-row table:style-name="ro2">
          <table:table-cell office:value-type="string">
            <text:p>X1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formula="oooc:=[.E2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4">
            <text:p>£0.3400</text:p>
          </table:table-cell>
          <table:table-cell table:formula="oooc:=[.K22]*[.J22]" office:value-type="currency" office:currency="GBP" office:value="6.8">
            <text:p>£6.8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ooc:=SUM([.E2:.E22])"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:</text:p>
          </table:table-cell>
          <table:table-cell table:formula="oooc:=SUM([BOM.L2:.L65536])*1.175" office:value-type="currency" office:currency="GBP" office:value="283.37475">
            <text:p>£283.3748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4.1687375">
            <text:p>£14.168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9">08/19/2007</text:date>, <text:time>19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8-15T00:37:07</meta:creation-date>
    <dc:creator>Robert Spanton</dc:creator>
    <dc:date>2007-08-19T19:48:32</dc:date>
    <dc:language>en-US</dc:language>
    <meta:editing-cycles>84</meta:editing-cycles>
    <meta:editing-duration>PT3H51M35S</meta:editing-duration>
    <meta:user-defined meta:name="Info 1"/>
    <meta:user-defined meta:name="Info 2"/>
    <meta:user-defined meta:name="Info 3"/>
    <meta:user-defined meta:name="Info 4"/>
    <meta:document-statistic meta:table-count="3" meta:cell-count="238"/>
  </office:meta>
</office:document-meta>
</file>